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P5" style:family="paragraph" style:parent-style-name="Standard">
      <style:paragraph-properties fo:text-align="center" style:justify-single-word="false"/>
    </style:style>
    <style:style style:name="P6" style:family="paragraph" style:parent-style-name="Standard" style:list-style-name="L2">
      <style:text-properties officeooo:rsid="001346ae" officeooo:paragraph-rsid="001346ae"/>
    </style:style>
    <style:style style:name="P7" style:family="paragraph" style:parent-style-name="Standard">
      <style:text-properties officeooo:rsid="001346ae" officeooo:paragraph-rsid="001346ae"/>
    </style:style>
    <style:style style:name="T1" style:family="text">
      <style:text-properties officeooo:rsid="001346a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 for using the POD calculator for SAR <text:span text:style-name="T1">debriefing</text:span></text:p>
      <text:p text:style-name="Standard"/>
      <text:p text:style-name="Standard">This is a graphical calculator for computing coverage and POD from known quantities using only a straight edge and pencil. <text:s/></text:p>
      <text:p text:style-name="Standard"/>
      <text:p text:style-name="Standard">Information required:<text:line-break/></text:p>
      <text:list xml:id="list4090209368217957343" text:style-name="L1">
        <text:list-item>
          <text:p text:style-name="P1">Effective sweep width for desired object </text:p>
        </text:list-item>
      </text:list>
      <text:list xml:id="list3003042703213954480" text:style-name="L2">
        <text:list-header>
          <text:p text:style-name="P2">OR <text:line-break/>measured average range of detection and object visibility class (low, average, high).</text:p>
        </text:list-header>
        <text:list-item>
          <text:p text:style-name="P6">Total track length of one team member (obtained via GPS track in segment searched)</text:p>
        </text:list-item>
        <text:list-item>
          <text:p text:style-name="P6">Number of searchers on team</text:p>
        </text:list-item>
        <text:list-item>
          <text:p text:style-name="P2">Area<text:span text:style-name="T1"> searched</text:span></text:p>
        </text:list-item>
      </text:list>
      <text:p text:style-name="Standard"/>
      <text:p text:style-name="Standard">You can use the calculator to <text:span text:style-name="T1">determine the POD the team acheived.</text:span></text:p>
      <text:p text:style-name="Standard"/>
      <text:p text:style-name="Standard">If you do not know the effective sweep width W, <text:span text:style-name="T1">the team must have measured their r</text:span>ange of detection <draw:frame draw:style-name="fr1" draw:name="Object1" text:anchor-type="as-char" svg:y="-0.1484in" svg:width="0.261in" svg:height="0.2091in" draw:z-index="0"><draw:object xlink:href="./Object 1" xlink:type="simple" xlink:show="embed" xlink:actuate="onLoad"/><draw:image xlink:href="./ObjectReplacements/Object 1" xlink:type="simple" xlink:show="embed" xlink:actuate="onLoad"/></draw:frame>and <text:s/><text:span text:style-name="T1">you must </text:span>estimate the visibility of the object <text:span text:style-name="T1">they used to determine it</text:span>:</text:p>
      <text:list xml:id="list3952713723282810329" text:style-name="L4">
        <text:list-item>
          <text:list>
            <text:list-item>
              <text:p text:style-name="P3">Low visibility: <text:s/>an object that blends in with surroundings, i.e. same color or camoflaged.</text:p>
            </text:list-item>
            <text:list-item>
              <text:p text:style-name="P3">High visibility: an object that stands out well against its surroundings, e.g. white or orange against a forest background.</text:p>
            </text:list-item>
            <text:list-item>
              <text:p text:style-name="P3">Average: <text:s/>If you cannot classify the object as high or low-visibility.<text:line-break/><text:line-break/>Mark a point on the <draw:frame draw:style-name="fr1" draw:name="Object2" text:anchor-type="as-char" svg:y="-0.1484in" svg:width="0.261in" svg:height="0.2091in" draw:z-index="1"><draw:object xlink:href="./Object 2" xlink:type="simple" xlink:show="embed" xlink:actuate="onLoad"/><draw:image xlink:href="./ObjectReplacements/Object 2" xlink:type="simple" xlink:show="embed" xlink:actuate="onLoad"/></draw:frame>scale at the measured range of detection. <text:line-break/><text:line-break/>With a straight edge, draw a line from your <draw:frame draw:style-name="fr1" draw:name="Object3" text:anchor-type="as-char" svg:y="-0.1484in" svg:width="0.261in" svg:height="0.2091in" draw:z-index="2"><draw:object xlink:href="./Object 3" xlink:type="simple" xlink:show="embed" xlink:actuate="onLoad"/><draw:image xlink:href="./ObjectReplacements/Object 3" xlink:type="simple" xlink:show="embed" xlink:actuate="onLoad"/></draw:frame>point through the tick for the visibility and extend it to the Sweep Width scale. <text:s/>Mark a point where your line crosses the Sweep Width scale. <text:s/>This is the approximate effective sweep width.</text:p>
            </text:list-item>
          </text:list>
        </text:list-item>
      </text:list>
      <text:p text:style-name="Standard"/>
      <text:p text:style-name="Standard">If you have the effective sweep width from a table, you can simply mark your effective sweep width directly on the Sweep Width scale.</text:p>
      <text:p text:style-name="Standard"/>
      <text:p text:style-name="Standard">To use the calculator to compute the POD from <text:span text:style-name="T1">what the team did</text:span>:</text:p>
      <text:list xml:id="list4395946935433831741" text:style-name="L5">
        <text:list-item>
          <text:p text:style-name="P4">From your mark on the Sweep Width scale, draw a straight line through the <text:span text:style-name="T1">measured track length on the “Track Length” scale</text:span> and mark the point where this line crosses A.</text:p>
        </text:list-item>
        <text:list-item>
          <text:p text:style-name="P4">From your mark on the A line, draw a straight line through the <text:span text:style-name="T1">number of searchers on the team on the “N” </text:span>scale and mark the point where this line crosses B.</text:p>
        </text:list-item>
        <text:list-item>
          <text:p text:style-name="P4">From your point on line B, draw a straight line through the a<text:span text:style-name="T1">rea searched on the “Area” scale</text:span>. Read <text:span text:style-name="T1">the team's</text:span> POD where this line crosses the POD scale.</text:p>
        </text:list-item>
      </text:list>
      <text:p text:style-name="Standard"/>
      <text:p text:style-name="P7">Note that if the team did not search their entire segment, use the area of the portion actually searched to determine POD, and subdivide the segment into searched and unsearched portions for the purposes of OPOS calcu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Bitstream Vera Sans" style:font-size-asian="12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17:13:20</meta:creation-date>
    <meta:editing-duration>PT5M28S</meta:editing-duration>
    <meta:editing-cycles>2</meta:editing-cycles>
    <meta:generator>LibreOffice/5.0.3.2$FreeBSD_X86_64 LibreOffice_project/00m0$Build-2</meta:generator>
    <dc:date>2015-12-18T15:14:53.107370022</dc:date>
    <dc:creator>Tom Russo</dc:creator>
    <meta:document-statistic meta:table-count="0" meta:image-count="0" meta:object-count="3" meta:page-count="1" meta:paragraph-count="19" meta:word-count="391" meta:character-count="2201" meta:non-whitespace-character-count="1827"/>
  </office:meta>
</office:document-meta>
</file>

<file path=Object 1/content.xml><?xml version="1.0" encoding="utf-8"?>
<math xmlns="http://www.w3.org/1998/Math/MathML">
  <semantics>
    <mrow>
      <msub>
        <mi>R</mi>
        <mi>d</mi>
      </msub>
    </mrow>
    <annotation encoding="StarMath 5.0">R_d
</annotation>
  </semantics>
</math>
</file>

<file path=Object 2/content.xml><?xml version="1.0" encoding="utf-8"?>
<math xmlns="http://www.w3.org/1998/Math/MathML">
  <semantics>
    <mrow>
      <msub>
        <mi>R</mi>
        <mi>d</mi>
      </msub>
    </mrow>
    <annotation encoding="StarMath 5.0">R_d
</annotation>
  </semantics>
</math>
</file>

<file path=Object 3/content.xml><?xml version="1.0" encoding="utf-8"?>
<math xmlns="http://www.w3.org/1998/Math/MathML">
  <semantics>
    <mrow>
      <msub>
        <mi>R</mi>
        <mi>d</mi>
      </msub>
    </mrow>
    <annotation encoding="StarMath 5.0">R_d
</annotation>
  </semantics>
</math>
</file>